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</style:style>
    <style:style style:name="P5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6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1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4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5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7" style:family="paragraph" style:parent-style-name="Text_20_body" style:list-style-name="L5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8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P19" style:family="paragraph" style:parent-style-name="Text_20_body" style:list-style-name="L6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2529" loext:opacity="100%" style:font-name="apple-system" fo:font-size="8.69999980926514pt" fo:letter-spacing="normal" fo:font-style="normal" fo:font-weight="bold"/>
    </style:style>
    <style:style style:name="T3" style:family="text">
      <style:text-properties fo:font-variant="normal" fo:text-transform="none" fo:color="#212529" loext:opacity="100%" style:font-name="apple-system" fo:font-size="8.69999980926514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3">Projekt pro 3. čtvrtletí - 3.B/SIS</text:span></text:span></text:h>
      <text:section text:style-name="Sect1" text:name="intro">
        <text:p text:style-name="P2"/>
        <text:section text:style-name="Sect1" text:name="yui_3_17_2_1_1647728866663_39">
          <text:p text:style-name="P5"><text:span text:style-name="Strong_20_Emphasis"><text:span text:style-name="T1">Upravte řešení prohlížeče databáze, které jste vytvořili v prvním pololetí nebo vytvořte nové tak, že </text:span></text:span></text:p>
          <text:list xml:id="list3953459405" text:style-name="L4">
            <text:list-item>
              <text:p text:style-name="P14"><text:bookmark text:name="yui_3_17_2_1_1647728866663_42"/>Pro přístup ke kterékoli stránce bude potřeba, aby se uživatel přihlásil jménem a heslem</text:p>
              <text:list>
                <text:list-item>
                  <text:p text:style-name="P6"><text:span text:style-name="T3">Do databáze přidejte v tabulce employee sloupce "login", "password" (řetězce) a "admin" (bool). Uživatelé s oprávněním admin mohou editovat, ostatní jen prohlížet a </text:span><text:span text:style-name="Strong_20_Emphasis"><text:span text:style-name="T2">měnit vlastní heslo</text:span></text:span><text:span text:style-name="T3">, nepřihlášení uživatelé neuvidí nic.</text:span></text:p>
                </text:list-item>
              </text:list>
            </text:list-item>
            <text:list-item>
              <text:p text:style-name="P14"><text:bookmark text:name="yui_3_17_2_1_1647728866663_41"/>U každé položky v seznamu zaměstnanců i místností bude tlačítko "Editovat" (graficky může být tlačítko, ikona pera, cokoliv..., pro ne-admina bude tlačítko neaktivní). Po kliku na něj se otevře editační okno, ve kterém bude možno měnit všechny položky uložené v databázi.</text:p>
            </text:list-item>
            <text:list-item>
              <text:p text:style-name="P14">Každý seznam také bude obsahovat tlačítko "založit novou místnost/osobu", která povede na víceméně stejné editační okno.</text:p>
              <text:list>
                <text:list-item>
                  <text:p text:style-name="P6"><text:span text:style-name="T3">Editační okno bude hlídat, aby byly vyplněny všechny povinné položky a nepovolí uložení špatně vyplněného formuláře, místo toho předvyplní již upravené hodnoty a </text:span><text:span text:style-name="Strong_20_Emphasis"><text:span text:style-name="T2">vypíše rozumnou formou "seznam chyb ve formuláři".</text:span></text:span></text:p>
                </text:list-item>
                <text:list-item>
                  <text:p text:style-name="P6"><text:span text:style-name="T3">U zaměstnanců navíc </text:span><text:span text:style-name="Strong_20_Emphasis"><text:span text:style-name="T2">bude možné přidávat a odebírat klíče</text:span></text:span><text:span text:style-name="T3"> (implementaci zvolte sami - multiselect, checkboxy, kombinované řešení, vlastní stránka, nebo jako součást formuláře pro editaci osoby, ...). </text:span></text:p>
                  <text:list>
                    <text:list-item>
                      <text:p text:style-name="P15">Nutnou podmínkou ale je, aby uživatel při tvorbě a odebírání klíče viděl, k jaké místnosti klíč patří, tedy aby skutečně přidával klíč k místnosti "Toalety (303)" a ne "id mistnosti: 1"</text:p>
                    </text:list-item>
                  </text:list>
                </text:list-item>
              </text:list>
            </text:list-item>
            <text:list-item>
              <text:p text:style-name="P14">Spolu s editací také bude v seznamu u každé položky možnost ji smazat  - ale pozor na cizí klíče! Je třeba buď varovat, že nelze (třeba u místnosti, kterou někdo má někdo jako domovskou), nebo smazat i následné položky (se smazáním člověka se smažou i záznamy o jeho klíčích, to může zařídit kaskáda v databázi)</text:p>
            </text:list-item>
          </text:list>
          <text:p text:style-name="P16">Řešení by mělo být objektové, najděte odpovídající objekty v problému, přiřaďte jim třídy a instance. Druhou možností je použití nějakého MVC, ale tam musíte studovat sami.</text:p>
          <text:list xml:id="list381610772" text:style-name="L5">
            <text:list-item>
              <text:p text:style-name="P17">Projekt zahostujte na GitHub, Gitlabu apod.</text:p>
              <text:list>
                <text:list-item>
                  <text:p text:style-name="P18">Nezapomeňte skrýt lokální data typu heslo a user databáze, místo nich dát do repozitáře example)</text:p>
                </text:list-item>
                <text:list-item>
                  <text:p text:style-name="P18">Součástí repozitáře musí být bude i readme.md soubor s krátkým popisem řešení a postupem nasazení (co je třeba kde vyplnit - typicky připojení k databázi, jaké příkazy je třeba spustit - typicky composer update, ale může být cokoliv)</text:p>
                </text:list-item>
              </text:list>
            </text:list-item>
            <text:list-item>
              <text:p text:style-name="P17">Pokud se rozhodnete pro řešení, při kterém byste budovali databázi znovu, například pomocí migrací v Laravelu, musí být cílová databáze funkčně identická s původní vzorovou databází, včetně různých indexů (např. UNIQUE) a tzv. cizích klíčů a jejich restrikcí/kaskády při mazání záznamů.</text:p>
            </text:list-item>
          </text:list>
          <text:p text:style-name="P5"><text:span text:style-name="Strong_20_Emphasis"><text:span text:style-name="T2">Cílová verze PHP: 7.4</text:span></text:span></text:p>
          <text:p text:style-name="P5"><text:span text:style-name="Strong_20_Emphasis"><text:span text:style-name="T2">Odevzdáte pouze textovou odpověď s těmito údaji:</text:span></text:span></text:p>
          <text:list xml:id="list2922688701" text:style-name="L6">
            <text:list-item>
              <text:p text:style-name="P19">URL vašeho repozitáře (GitHub, GitLab,…) s projektem </text:p>
            </text:list-item>
            <text:list-item>
              <text:p text:style-name="P19">URL živé verze na školním serveru vasprostor.delta-www.cz</text:p>
            </text:list-item>
            <text:list-item>
              <text:p text:style-name="P19">Přístupové údaje jednoho uživatele a jednoho admina, aby bylo možné si řešení prohlédnout</text:p>
            </text:list-item>
          </text:list>
        </text:section>
      </text:section>
      <text:p text:style-name="P3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s" fo:country="CZ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23:28:07.585879713</meta:creation-date>
    <dc:date>2022-03-19T23:28:48.301074259</dc:date>
    <meta:editing-duration>PT41S</meta:editing-duration>
    <meta:editing-cycles>1</meta:editing-cycles>
    <meta:document-statistic meta:table-count="0" meta:image-count="0" meta:object-count="0" meta:page-count="1" meta:paragraph-count="20" meta:word-count="444" meta:character-count="2856" meta:non-whitespace-character-count="2443"/>
    <meta:generator>LibreOffice/7.3.1.3$Linux_X86_64 LibreOffice_project/30$Build-3</meta:generator>
  </office:meta>
</office:document-meta>
</file>